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officeooo:rsid="0008c908" officeooo:paragraph-rsid="0008c908"/>
    </style:style>
    <style:style style:name="P2" style:family="paragraph" style:parent-style-name="Preformatted_20_Text">
      <style:text-properties officeooo:rsid="000a88d2" officeooo:paragraph-rsid="000a88d2"/>
    </style:style>
    <style:style style:name="P3" style:family="paragraph" style:parent-style-name="Preformatted_20_Text">
      <style:text-properties officeooo:rsid="000b7bbe" officeooo:paragraph-rsid="000b7bbe"/>
    </style:style>
    <style:style style:name="T1" style:family="text">
      <style:text-properties officeooo:rsid="000b7b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Convert Celsius to Fahrenheit - Write a program that reads a Celsius degree in a double value from the console, then converts it to Fahrenheit and displays the result.</text:p>
      <text:p text:style-name="P1">Fahrenheit = (9/5) * celsius + 32</text:p>
      <text:p text:style-name="P1"/>
      <text:p text:style-name="P1"><text:tab/>Enter a degree in Celsius: 43</text:p>
      <text:p text:style-name="P1"><text:tab/>43 Celsius is 109.4 Fahrenheit</text:p>
      <text:p text:style-name="P1"><text:tab/></text:p>
      <text:p text:style-name="P1">2. Compute the Volume of the Cylinder - Write a program that reads the radius and length of a cylinder from the console and computes the area and volume. Use the following formulas:</text:p>
      <text:p text:style-name="P1"/>
      <text:p text:style-name="P1">area = radius * radius * pi</text:p>
      <text:p text:style-name="P1">volume = area * length</text:p>
      <text:p text:style-name="P1"/>
      <text:p text:style-name="P1"><text:tab/>Enter the radius and length of a cylinder: 5.5 12</text:p>
      <text:p text:style-name="P1"><text:tab/>The area is 95.0331</text:p>
      <text:p text:style-name="P1"><text:tab/>The volume is 1140.4</text:p>
      <text:p text:style-name="P1"><text:tab/></text:p>
      <text:p text:style-name="P1">3. Convert feet into meters - Write a program that reads a number in feet, converts it to meters and displays the results. One foot is 0.305 meter.</text:p>
      <text:p text:style-name="P1"/>
      <text:p text:style-name="P1"><text:tab/>Enter a value for feet: 16.5</text:p>
      <text:p text:style-name="P1"><text:tab/>16.5 feet is 5.0325 meters.</text:p>
      <text:p text:style-name="P1"><text:tab/></text:p>
      <text:p text:style-name="P1">4. Convert pounds into kilograms. Write a program that asks a user to a number in pounds, converts it to kilograms and displays the result. One pound in 0.454 kilograms.</text:p>
      <text:p text:style-name="P1"/>
      <text:p text:style-name="P1"><text:tab/>Enter a number in pounds 55.5</text:p>
      <text:p text:style-name="P1"><text:tab/>55.5 pounds is 25.197 kilograms</text:p>
      <text:p text:style-name="P1"><text:tab/></text:p>
      <text:p text:style-name="P1">5. Calculate tips - Write a program that reads the subtotal and tip rate, then computes the tip and total. If the user enters 10 for subtotal and 15% for tip rate, the program should display $1.5 as the tip and $11.5 as total.</text:p>
      <text:p text:style-name="P1"/>
      <text:p text:style-name="P1"><text:tab/>Enter the subtotal and a gratuity rate: 10 15</text:p>
      <text:p text:style-name="P1"><text:tab/>The gratuity is $1.5 and the total is $11.5</text:p>
      <text:p text:style-name="P1"><text:tab/></text:p>
      <text:p text:style-name="P1">6. Sum the digits in an integer - Write a program that reads an integer between 0 and 100 &amp; adds all the digits in the integer. For example, if an integer is 932, the sum of all its digits is 14.</text:p>
      <text:p text:style-name="P1">Use the % (modulus) operator to get individual digits, and use the / (divide) operator to remove the last digit. So, 932 % 10 = 2 and 932 / 10 = 93.</text:p>
      <text:p text:style-name="P1"/>
      <text:p text:style-name="P1"><text:tab/>Enter a number between 0 and 1000: 999</text:p>
      <text:p text:style-name="P1"><text:tab/>The sum of the digits is 27.</text:p>
      <text:p text:style-name="P1"><text:tab/></text:p>
      <text:p text:style-name="P1">7. Find the number of years - Write a program that asks the user to enter the minutes (e.g., 1 billion), and displays the number of years and days in those minutes. Assume a year is not a leap year.</text:p>
      <text:p text:style-name="P1"/>
      <text:p text:style-name="P1"><text:tab/>Enter the number of minutes: 1000000000</text:p>
      <text:p text:style-name="P1"><text:tab/>1000000000 minutes is about 1902 years and 214 days.</text:p>
      <text:p text:style-name="P1"><text:tab/></text:p>
      <text:p text:style-name="P1">8. Current Time - Example (XX) showed how to display the current time in GMT. Revise the program so that it asks the user to enter the time zone offset to GMT and displays the time in the specified time zone.</text:p>
      <text:p text:style-name="P1"/>
      <text:p text:style-name="P1"><text:soft-page-break/><text:tab/>Enter the time zone offset to GMT: -5</text:p>
      <text:p text:style-name="P1"><text:tab/>The current time is 4:50:34</text:p>
      <text:p text:style-name="P1"><text:tab/></text:p>
      <text:p text:style-name="P1">9. Acceleration - Average acceleration is the change of velocity divided by the time take to make the change as shown here:</text:p>
      <text:p text:style-name="P1"/>
      <text:p text:style-name="P1"><text:tab/>a = (v1 - v0)/t</text:p>
      <text:p text:style-name="P1"/>
      <text:p text:style-name="P1">Write a program that ask the user to enter a starting velocity (v0) in meters/second and the ending velocity (v1) in meters/second, and the time span in t in seconds, then display the average acceleration.</text:p>
      <text:p text:style-name="P1"/>
      <text:p text:style-name="P1"><text:tab/>Enter v0, v1, and t: 5.5 50.9 4.5</text:p>
      <text:p text:style-name="P1"><text:tab/>The average acceleration is 10.0889</text:p>
      <text:p text:style-name="P1"><text:tab/></text:p>
      <text:p text:style-name="P1">10. Calculating energy - Write a program that calculates the energy needed to heat water from an initial temperature to the final temperature. The program should ask the user to enter the amount of water in kilograms and the initial and final temperatures of the water. The formula is:</text:p>
      <text:p text:style-name="P1"/>
      <text:p text:style-name="P1"><text:tab/>Q = M * (finalTemperature - intitialTemperature) * 4184</text:p>
      <text:p text:style-name="P1"/>
      <text:p text:style-name="P1">where M is the weight of water in kilograms, temperatures are in celsius, and Q is the energy measured in joules.</text:p>
      <text:p text:style-name="P1"/>
      <text:p text:style-name="P1"><text:tab/>Enter the amount of water in kilograms: 55.5</text:p>
      <text:p text:style-name="P1"><text:tab/>Enter the initial temperature: 3.5</text:p>
      <text:p text:style-name="P1"><text:tab/>Enter the final temperature: 10.5</text:p>
      <text:p text:style-name="P1"><text:tab/>The energy needed is 1625484.0</text:p>
      <text:p text:style-name="P1"><text:tab/></text:p>
      <text:p text:style-name="P1">11. Population projection - Rewrite example (XX[exercise 1.11]) to <text:s/>ask the user to enter the number of years and displays the population after that many years. The population should be cast into an integer.</text:p>
      <text:p text:style-name="P1"/>
      <text:p text:style-name="P1"><text:tab/>Enter the number of years: 5</text:p>
      <text:p text:style-name="P1"><text:tab/>The population in 5 years is 325932970 [update]</text:p>
      <text:p text:style-name="P1"><text:tab/></text:p>
      <text:p text:style-name="P1">12. Finding runway length - Given an airplane's acceleration (a) and take-off speed (v), yo ucan compute the minimum runway length needed for an airplane to take off with this formula</text:p>
      <text:p text:style-name="P1"/>
      <text:p text:style-name="P1">length = v^2/(2a)</text:p>
      <text:p text:style-name="P1"/>
      <text:p text:style-name="P1">Write a program that asks the user to enter v in meters/second and the acceleration a in meters/second squared. Then display the minimum runway length.</text:p>
      <text:p text:style-name="P1"/>
      <text:p text:style-name="P1"><text:tab/>Enter speed and acceleration: 60 3.5</text:p>
      <text:p text:style-name="P1"><text:tab/>The minimum runway length for this airplane is 514.286</text:p>
      <text:p text:style-name="P1"><text:tab/></text:p>
      <text:p text:style-name="P1">13. Compound value - Suppose you save $100 each month in a savings account with an annual interest rate of 5%. So the monthly interest rate will be 0.05/12 = 0.00417. After the first month, the value of the account becomes:</text:p>
      <text:p text:style-name="P1"/>
      <text:p text:style-name="P1"><text:tab/>100 * (1 + 0.00417 = 100.417</text:p>
      <text:p text:style-name="P1"><text:tab/>After the second month, it becomes:</text:p>
      <text:p text:style-name="P1"><text:tab/>(100 + 100.417) * (1 + 0.00417) = 201.252</text:p>
      <text:p text:style-name="P1"><text:tab/>After the third month, it becomes:</text:p>
      <text:p text:style-name="P1"><text:tab/>(100 + 201.252) * (1 + 0.00417) = 302.507.</text:p>
      <text:p text:style-name="P1"><text:tab/>etc.</text:p>
      <text:p text:style-name="P1"><text:soft-page-break/></text:p>
      <text:p text:style-name="P1">Write a program that ask the user to enter a monthly savings amount, and displays the account value after six months.</text:p>
      <text:p text:style-name="P1"/>
      <text:p text:style-name="P1"><text:tab/>Enter the monthly saving amount: 100</text:p>
      <text:p text:style-name="P1"><text:tab/>After the sixth month, the account value is $608.81</text:p>
      <text:p text:style-name="P1"/>
      <text:p text:style-name="P2">14. Computing BMI – Body Mass Index (BMI) is the measure of health on weight. It can be calculated by taking your weight in kilograms and dividing by the square of your height in meters. Write a program that asks the user to enter a weight in pounds and height in inches, then displays the BMI. Note that one pound is 0.4539237 kilograms and one inch is 0.0254 meters.</text:p>
      <text:p text:style-name="P2"/>
      <text:p text:style-name="P2"><text:tab/>Enter a weight in pounds: 95.5<text:line-break/><text:tab/>Enter height in inches: 50<text:line-break/><text:tab/>BMI is 26.8573</text:p>
      <text:p text:style-name="P2"/>
      <text:p text:style-name="P2">15. Distance between two points – Write a program that asks the user to enter two points (x1, y1) and (x2, y2) then displays the distance between them.<text:line-break/>The formula to compute this is sqrt((x2 – x1)^2 + (y2 – y1)^2). You can use Math.pow(a, 0.5) or Math.sqrt(a) to get sqrt(a).</text:p>
      <text:p text:style-name="P2"/>
      <text:p text:style-name="P2">Enter x1 and y1: 1.5 -3.4</text:p>
      <text:p text:style-name="P2">Enter x2 and y2: 4 5</text:p>
      <text:p text:style-name="P2">The distance between the two points is 8.764131445842194</text:p>
      <text:p text:style-name="P2"/>
      <text:p text:style-name="P2">16. Area of a hexagon – Write a program that asks the user to enter the side of a hexagon and displays its area. The formula for get the area of a hexagon is:</text:p>
      <text:p text:style-name="P2"/>
      <text:p text:style-name="P2">Area = (38sqrt(3)/2) * s^2, where s is the length of a side.</text:p>
      <text:p text:style-name="P2"/>
      <text:p text:style-name="P2">Enter a side: 5.5</text:p>
      <text:p text:style-name="P2">The area of a hexagon is 78.5895</text:p>
      <text:p text:style-name="P2"/>
      <text:p text:style-name="P2">17. Wind-chill temperature – Write a program that asks the user to enter a temperature between -58 degrees Fahrenheit and 41 degree Fahrenheit and a wind speed greater than or equal to 2. Then display the wind-chill temperature. The formula for finding it is:</text:p>
      <text:p text:style-name="P2"/>
      <text:p text:style-name="P2">twc = 35.74 + 0.6215*ta – 35.75 * v^0.16 + 0.4275 * ta * v^0.16, where ta is the outside temperature, v is the speed in miles per hour, and twc is the wind-chill temperature.</text:p>
      <text:p text:style-name="P2"/>
      <text:p text:style-name="P2">Enter the temperature in Fahrenheit between -58 degrees and 41 degrees: 5.3<text:line-break/>Enter the wind speed (&gt;=2) in miles per hour: 6</text:p>
      <text:p text:style-name="P2">The wind chill index is -5.56707</text:p>
      <text:p text:style-name="P2"/>
      <text:p text:style-name="P2">18. Print a table – Write a program that display the table below. Cast floating point numbers to integers:</text:p>
      <text:p text:style-name="P2"/>
      <text:p text:style-name="P2">a b pow(a,b)</text:p>
      <text:p text:style-name="P2">1 2 1</text:p>
      <text:p text:style-name="P2">2 3 8</text:p>
      <text:p text:style-name="P2">3 4 81</text:p>
      <text:p text:style-name="P2">4 5 1024</text:p>
      <text:p text:style-name="P2">5 6 15625</text:p>
      <text:p text:style-name="P2"/>
      <text:p text:style-name="P2">19. Area of a triangle – Write a program that asks the user to enter three points (x1, y1), (x2, y2),(x3, y3) of <text:s/>triangle and displays its area. The formula for the <text:soft-page-break/>area of a triangle is:</text:p>
      <text:p text:style-name="P2"/>
      <text:p text:style-name="P2">s = (side1 + side2 + side3)/2;</text:p>
      <text:p text:style-name="P2">area = sqrt(s(s – side1)(s – side2)(s – side3))</text:p>
      <text:p text:style-name="P2"/>
      <text:p text:style-name="P2">Enter three points for a triangle: 1.5 -3.4 4.6 5 9.5 -3.4</text:p>
      <text:p text:style-name="P2">The area of the triangle is 33.6</text:p>
      <text:p text:style-name="P2"/>
      <text:p text:style-name="P2">20. Calculate interest – If you know the balance and the annual percentage interest rate, you can compute the interest on the next monthly payment using this formula:</text:p>
      <text:p text:style-name="P2"/>
      <text:p text:style-name="P2">interest = balance * (annualInterestRate/1200)</text:p>
      <text:p text:style-name="P2"/>
      <text:p text:style-name="P2">Write a program that asks the user to enter the balance and annual percentage interest rate, then display the interest for the next month.<text:line-break/><text:line-break/>Enter balance and interest rate (e.g., 3 for 3%): 1000 3.5</text:p>
      <text:p text:style-name="P2">The interest is 2.91667</text:p>
      <text:p text:style-name="P2"/>
      <text:p text:style-name="P2">21. Calculate Future Investment Value – Write a program that reads in investment amount, annual inter<text:span text:style-name="T1">est rate, and number of years, and displays the future investment value using the formula below:</text:span></text:p>
      <text:p text:style-name="P2"/>
      <text:p text:style-name="P3">futureInvestmentValue = investmentAmount * (1 + monthlyInterestRate)^(numberOfYears * 12)</text:p>
      <text:p text:style-name="P3"/>
      <text:p text:style-name="P3">If you enter 1000, annual interest rate 3.25%, and number of years 1, the future investment value is 1032.98.</text:p>
      <text:p text:style-name="P3"/>
      <text:p text:style-name="P3">Enter investment amount: 1000.56</text:p>
      <text:p text:style-name="P3">Enter annual interest rate in percentage: 4.25</text:p>
      <text:p text:style-name="P3">Enter number of years: 1</text:p>
      <text:p text:style-name="P3">Accumulated value is $1043.92</text:p>
      <text:p text:style-name="P3"/>
      <text:p text:style-name="P3">22. Monetary Units – Rewrite (xxx[listing 2.10] to fix the loss in accuracy when converting a double to an int. Get the input as an integer whose last two digits represent cents. So, 1156 represent 11 dollars and 56 cents.</text:p>
      <text:p text:style-name="P3"/>
      <text:p text:style-name="P3">23. Cost of driving – Write a program that asks the user to enter the distance to drive, the fuel efficiency of the car in miles per gallon, and the price per gallon. Then display the cost of the trip.</text:p>
      <text:p text:style-name="P3"/>
      <text:p text:style-name="P3">Enter the driving distance: 900.5</text:p>
      <text:p text:style-name="P3">Enter miles per gallon: 25.5<text:line-break/>Enter price per gallon: 3.55</text:p>
      <text:p text:style-name="P3">The cost of driving is $125.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27T21:32:12.074000000</dc:date>
    <meta:generator>LibreOffice/4.2.2.1$Windows_x86 LibreOffice_project/3be8cda0bddd8e430d8cda1ebfd581265cca5a0f</meta:generator>
    <meta:editing-duration>P0D</meta:editing-duration>
    <meta:editing-cycles>1</meta:editing-cycles>
    <meta:document-statistic meta:table-count="0" meta:image-count="0" meta:object-count="0" meta:page-count="4" meta:paragraph-count="113" meta:word-count="1529" meta:character-count="8366" meta:non-whitespace-character-count="6867"/>
  </office:meta>
</office:document-meta>
</file>